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be02" officeooo:paragraph-rsid="001cbe0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be02" officeooo:paragraph-rsid="001cbe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следование бифуркации во вращательной динамике трехатомных гидридов.</text:p>
      <text:p text:style-name="P2">Детально описана и изучена схема получения полного колебательно-вращательного гамильтониана. Для изучения вращательной задачи применена концепция ПВЭ (поверхности вращательной энергии), описана схема получения эффективного вращательного гамильтониана и метод построения ПВЭ. Трактование бифуркции во вращательной динамики <text:s/>с точки зрения перестройки ПВЭ при достижении критического значения модуля вектора углового момента. Построение двух модельных колебательно-вращательных гамильтонианов: одномерного (учитывающего лишь деформационное колебание) и полного (учитывающего как деформационное, так и валентные колебания). В качестве потенциала валетного колебания использованы модельный (гармонический) и реалистичный (Морзе) потенциалы. Описан подход, позволяющий произвести совместный анализ колебательно-вращательной динамики. Расчет классических траекторий производился на вычислительной платформе Maple 2015. Анализ классических траекторий производился в рамках полуклассического подхода. Построена визуализация молекулярного “колебания-вращения” в лабораторной системе отсчет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3:31:26.654063499</meta:creation-date>
    <dc:date>2016-12-06T23:43:11.415601429</dc:date>
    <meta:editing-duration>PT4S</meta:editing-duration>
    <meta:editing-cycles>1</meta:editing-cycles>
    <meta:document-statistic meta:table-count="0" meta:image-count="0" meta:object-count="0" meta:page-count="1" meta:paragraph-count="2" meta:word-count="118" meta:character-count="1153" meta:non-whitespace-character-count="1035"/>
    <meta:generator>LibreOffice/5.1.4.2$Linux_X86_64 LibreOffice_project/10m0$Build-2</meta:generator>
  </office:meta>
</office:document-meta>
</file>